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rsid="00355d3e" officeooo:paragraph-rsid="002e3f80" style:font-weight-asian="bold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55d3e" officeooo:paragraph-rsid="00355d3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97c97" officeooo:paragraph-rsid="00397c97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7524d" officeooo:paragraph-rsid="0037524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4b5c1a" officeooo:paragraph-rsid="004b5c1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4ebe53" officeooo:paragraph-rsid="004ebe53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54c092" officeooo:paragraph-rsid="0054c092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3b6d82" officeooo:paragraph-rsid="003b6d82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loext:opacity="100%" officeooo:rsid="0056ac8f" officeooo:paragraph-rsid="0056ac8f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3b6d82" officeooo:paragraph-rsid="003b6d82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37524d" officeooo:paragraph-rsid="0037524d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use-window-font-color="true" loext:opacity="0%" fo:font-weight="bold" officeooo:rsid="003f422b" officeooo:paragraph-rsid="003f422b" style:font-weight-asian="bold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d3c4b" officeooo:paragraph-rsid="003d3c4b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7524d" officeooo:paragraph-rsid="0037524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41d327" officeooo:paragraph-rsid="0041d327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1d327" officeooo:paragraph-rsid="0041d327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d9928" officeooo:paragraph-rsid="003d9928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e531a" officeooo:paragraph-rsid="003e531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92686" officeooo:paragraph-rsid="0053488f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4d6b3" officeooo:paragraph-rsid="0044d6b3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37ea45" officeooo:paragraph-rsid="0037ea45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ff" loext:opacity="100%" officeooo:rsid="00461079" officeooo:paragraph-rsid="00461079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fo:color="#0000ff" loext:opacity="100%" officeooo:rsid="00459859" officeooo:paragraph-rsid="00459859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84d3c" officeooo:paragraph-rsid="00584d3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81ae0" officeooo:paragraph-rsid="00481ae0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a99b9" officeooo:paragraph-rsid="005a99b9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c6866" officeooo:paragraph-rsid="002c6866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b9b76" officeooo:paragraph-rsid="005b9b76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d3327" officeooo:paragraph-rsid="005d3327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5d7512" officeooo:paragraph-rsid="005d7512"/>
    </style:style>
    <style:style style:name="T1" style:family="text">
      <style:text-properties officeooo:rsid="004ee39e"/>
    </style:style>
    <style:style style:name="T2" style:family="text">
      <style:text-properties fo:color="#0000ff" loext:opacity="100%" style:text-underline-style="solid" style:text-underline-width="auto" style:text-underline-color="font-color" officeooo:rsid="004ee39e"/>
    </style:style>
    <style:style style:name="T3" style:family="text">
      <style:text-properties officeooo:rsid="00519700"/>
    </style:style>
    <style:style style:name="T4" style:family="text">
      <style:text-properties officeooo:rsid="00432407"/>
    </style:style>
    <style:style style:name="T5" style:family="text">
      <style:text-properties officeooo:rsid="004b5c1a"/>
    </style:style>
    <style:style style:name="T6" style:family="text">
      <style:text-properties fo:color="#ff0000" loext:opacity="100%" style:text-underline-style="solid" style:text-underline-width="auto" style:text-underline-color="font-color" fo:font-weight="normal" officeooo:rsid="0050d661" style:font-weight-asian="normal" style:font-weight-complex="normal"/>
    </style:style>
    <style:style style:name="T7" style:family="text">
      <style:text-properties fo:color="#ff0000" loext:opacity="100%" style:text-underline-style="solid" style:text-underline-width="auto" style:text-underline-color="font-color" fo:font-weight="normal" officeooo:rsid="004b5c1a" style:font-weight-asian="normal" style:font-weight-complex="normal"/>
    </style:style>
    <style:style style:name="T8" style:family="text">
      <style:text-properties officeooo:rsid="0044d6b3"/>
    </style:style>
    <style:style style:name="T9" style:family="text">
      <style:text-properties officeooo:rsid="0041d327"/>
    </style:style>
    <style:style style:name="T10" style:family="text">
      <style:text-properties officeooo:rsid="00459859"/>
    </style:style>
    <style:style style:name="T11" style:family="text">
      <style:text-properties officeooo:rsid="005c1a22"/>
    </style:style>
    <style:style style:name="T12" style:family="text">
      <style:text-properties officeooo:rsid="005e2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ext:p text:style-name="Standard"/>
      <text:p text:style-name="P2">MP = morceau de prgramme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table:number-rows-spanned="10" office:value-type="string">
            <text:p text:style-name="P3">Nom du MP</text:p>
            <text:p text:style-name="P4"/>
            <text:p text:style-name="P5">ParseCard</text:p>
            <text:p text:style-name="P6">void</text:p>
          </table:table-cell>
          <table:table-cell table:style-name="Table1.A1" table:number-columns-spanned="4" office:value-type="string">
            <text:p text:style-name="P3">Paramètre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3">Nom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In/Out <text:s text:c="2"/>(I/O)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true_color</text:p>
          </table:table-cell>
          <table:table-cell table:style-name="Table1.A1" office:value-type="string">
            <text:p text:style-name="P8">ConsoleColor</text:p>
          </table:table-cell>
          <table:table-cell table:style-name="Table1.A1" office:value-type="string">
            <text:p text:style-name="P9">The color of text that this card should be represented by</text:p>
          </table:table-cell>
          <table:table-cell table:style-name="Table1.A1" office:value-type="string">
            <text:p text:style-name="P8">out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7">true_value</text:p>
          </table:table-cell>
          <table:table-cell table:style-name="Table1.A1" office:value-type="string">
            <text:p text:style-name="P8">string</text:p>
          </table:table-cell>
          <table:table-cell table:style-name="Table1.A1" office:value-type="string">
            <text:p text:style-name="P10">Consists of 3 characters. If the resulting value is less than 3, <text:span text:style-name="T1">the other characters will be added from </text:span><text:span text:style-name="T2">char back</text:span></text:p>
          </table:table-cell>
          <table:table-cell table:style-name="Table1.A1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7">type</text:p>
          </table:table-cell>
          <table:table-cell table:style-name="Table1.A5" office:value-type="string">
            <text:p text:style-name="P8">string</text:p>
          </table:table-cell>
          <table:table-cell table:style-name="Table1.A5" office:value-type="string">
            <text:p text:style-name="P11">1-character representation of the card’s color. Used for cases where different colors are not-so-different</text:p>
          </table:table-cell>
          <table:table-cell table:style-name="Table1.A5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2">code</text:p>
          </table:table-cell>
          <table:table-cell table:style-name="Table1.A5" office:value-type="string">
            <text:p text:style-name="P8">string</text:p>
          </table:table-cell>
          <table:table-cell table:style-name="Table1.A5" office:value-type="string">
            <text:p text:style-name="P13">The codename of the card to be used when playing it</text:p>
          </table:table-cell>
          <table:table-cell table:style-name="Table1.A5" office:value-type="string">
            <text:p text:style-name="P8">out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4">card</text:p>
          </table:table-cell>
          <table:table-cell table:style-name="Table1.A5" office:value-type="string">
            <text:p text:style-name="P15">Card</text:p>
          </table:table-cell>
          <table:table-cell table:style-name="Table1.A5" office:value-type="string">
            <text:p text:style-name="P16">The card to parse</text:p>
          </table:table-cell>
          <table:table-cell table:style-name="Table1.A5" office:value-type="string">
            <text:p text:style-name="P15">in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17">main_side</text:p>
          </table:table-cell>
          <table:table-cell table:style-name="Table1.A5" office:value-type="string">
            <text:p text:style-name="P18">bool</text:p>
          </table:table-cell>
          <table:table-cell table:style-name="Table1.A5" office:value-type="string">
            <text:p text:style-name="P19">Data about the which side of the card should be fetched?</text:p>
          </table:table-cell>
          <table:table-cell table:style-name="Table1.A5" office:value-type="string">
            <text:p text:style-name="P19"><text:span text:style-name="T3">i</text:span>n, <text:span text:style-name="T3">facultatif</text:span></text:p>
            <text:p text:style-name="P20">def = <text:span text:style-name="T4">true</text:span>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1">back</text:p>
          </table:table-cell>
          <table:table-cell table:style-name="Table1.A5" office:value-type="string">
            <text:p text:style-name="P18">char</text:p>
          </table:table-cell>
          <table:table-cell table:style-name="Table1.A5" office:value-type="string">
            <text:p text:style-name="P22">The character to be used as card’s background. <text:span text:style-name="T5">Used for </text:span><text:span text:style-name="T6">string </text:span><text:span text:style-name="T7">true_value</text:span></text:p>
          </table:table-cell>
          <table:table-cell table:style-name="Table1.A5" office:value-type="string">
            <text:p text:style-name="P23"><text:span text:style-name="T8">i</text:span>n<text:span text:style-name="T9">, </text:span><text:span text:style-name="T3">facultatif</text:span></text:p>
            <text:p text:style-name="P24">def = ‘ ‘</text:p>
          </table:table-cell>
        </table:table-row>
        <table:table-row table:style-name="Table1.1">
          <table:covered-table-cell table:style-name="Table1.A5"/>
          <table:table-cell table:style-name="Table1.A5" office:value-type="string">
            <text:p text:style-name="P25">render_wilds_as</text:p>
          </table:table-cell>
          <table:table-cell table:style-name="Table1.A5" office:value-type="string">
            <text:p text:style-name="P18">int</text:p>
          </table:table-cell>
          <table:table-cell table:style-name="Table1.A5" office:value-type="string">
            <text:p text:style-name="P26">Which color should be <text:soft-page-break/>returned if card appears to be a wild one?</text:p>
          </table:table-cell>
          <table:table-cell table:style-name="Table1.A5" office:value-type="string">
            <text:p text:style-name="P23"><text:span text:style-name="T10">i</text:span>n<text:span text:style-name="T9">, </text:span><text:span text:style-name="T3">facultatif</text:span></text:p>
            <text:p text:style-name="P27">def = 0</text:p>
          </table:table-cell>
        </table:table-row>
        <table:table-row table:style-name="Table1.1">
          <table:table-cell table:style-name="Table1.A1" office:value-type="string">
            <text:p text:style-name="P3">Hypotheses</text:p>
          </table:table-cell>
          <table:table-cell table:style-name="Table1.A1" table:number-columns-spanned="4" office:value-type="string">
            <text:p text:style-name="P28">Card card must not be null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But</text:p>
          </table:table-cell>
          <table:table-cell table:style-name="Table1.A1" table:number-columns-spanned="4" office:value-type="string">
            <text:p text:style-name="P29">This function fetches the data about a given card and converts it into immediately usable data to render it.</text:p>
          </table:table-cell>
          <table:covered-table-cell/>
          <table:covered-table-cell/>
          <table:covered-table-cell/>
        </table:table-row>
      </table:table>
      <text:p text:style-name="Standard"/>
      <text:p text:style-name="Heading_20_1"><text:bookmark text:name="_vei0awmuyyd9"/>Variables locales </text:p>
      <text:p text:style-name="Standard">(variables temporaires pour les calculs pour les morceaux de programme)</text:p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30">Nom </text:p>
          </table:table-cell>
          <table:table-cell table:style-name="Table2.A1" office:value-type="string">
            <text:p text:style-name="P30">Type</text:p>
          </table:table-cell>
          <table:table-cell table:style-name="Table2.A1" office:value-type="string">
            <text:p text:style-name="P30">Description</text:p>
          </table:table-cell>
        </table:table-row>
        <table:table-row table:style-name="Table2.1">
          <table:table-cell table:style-name="Table2.A2" office:value-type="string">
            <text:p text:style-name="P31">color</text:p>
          </table:table-cell>
          <table:table-cell table:style-name="Table2.B2" office:value-type="string">
            <text:p text:style-name="P32">int</text:p>
          </table:table-cell>
          <table:table-cell table:style-name="Table2.C2" office:value-type="string">
            <text:p text:style-name="P33">Used for an intercheck of the card’<text:span text:style-name="T11">s color that is needed to be fetched. </text:span><text:span text:style-name="T12">Raw data of the Card struct</text:span></text:p>
          </table:table-cell>
        </table:table-row>
        <table:table-row table:style-name="Table2.1">
          <table:table-cell table:style-name="Table2.A3" office:value-type="string">
            <text:p text:style-name="P34">value</text:p>
          </table:table-cell>
          <table:table-cell table:style-name="Table2.B3" office:value-type="string">
            <text:p text:style-name="P34">int</text:p>
          </table:table-cell>
          <table:table-cell table:style-name="Table2.C3" office:value-type="string">
            <text:p text:style-name="P35">Same as color, but for the card’s valu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42:53.032864921</dc:date>
    <meta:editing-duration>PT45M11S</meta:editing-duration>
    <meta:editing-cycles>73</meta:editing-cycles>
    <meta:document-statistic meta:table-count="2" meta:image-count="0" meta:object-count="0" meta:page-count="2" meta:paragraph-count="60" meta:word-count="225" meta:character-count="1237" meta:non-whitespace-character-count="1068"/>
  </office:meta>
</office:document-meta>
</file>